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font-name="Times new roman" officeooo:rsid="0015b756" officeooo:paragraph-rsid="0011cf30"/>
    </style:style>
    <style:style style:name="P2" style:family="paragraph" style:parent-style-name="Text_20_body">
      <style:paragraph-properties fo:margin-left="0in" fo:margin-right="0in" fo:text-indent="0in" style:auto-text-indent="false"/>
      <style:text-properties style:font-name="Liberation Serif" officeooo:rsid="0015b756" officeooo:paragraph-rsid="0011cf30"/>
    </style:style>
    <style:style style:name="P3" style:family="paragraph" style:parent-style-name="Text_20_body">
      <style:paragraph-properties fo:margin-left="0in" fo:margin-right="0in" fo:text-indent="0in" style:auto-text-indent="false"/>
      <style:text-properties style:font-name="Liberation Serif" officeooo:rsid="0015b756" officeooo:paragraph-rsid="0017d437"/>
    </style:style>
    <style:style style:name="P4" style:family="paragraph" style:parent-style-name="Text_20_body">
      <style:paragraph-properties fo:margin-left="0in" fo:margin-right="0in" fo:text-indent="0in" style:auto-text-indent="false"/>
      <style:text-properties style:font-name="Liberation Serif" officeooo:rsid="0015b756" officeooo:paragraph-rsid="001771db"/>
    </style:style>
    <style:style style:name="P5" style:family="paragraph" style:parent-style-name="Text_20_body">
      <style:paragraph-properties fo:margin-left="0in" fo:margin-right="0in" fo:text-indent="0in" style:auto-text-indent="false"/>
      <style:text-properties style:font-name="Liberation Serif" officeooo:rsid="00135b9b" officeooo:paragraph-rsid="00135b9b"/>
    </style:style>
    <style:style style:name="P6" style:family="paragraph" style:parent-style-name="Text_20_body">
      <style:paragraph-properties fo:margin-left="0in" fo:margin-right="0in" fo:text-indent="0in" style:auto-text-indent="false"/>
      <style:text-properties style:font-name="Liberation Serif" officeooo:rsid="0017d437" officeooo:paragraph-rsid="0017d437"/>
    </style:style>
    <style:style style:name="P7" style:family="paragraph" style:parent-style-name="Title">
      <style:text-properties style:font-name="Liberation Serif"/>
    </style:style>
    <style:style style:name="P8" style:family="paragraph" style:parent-style-name="Text_20_body">
      <style:text-properties style:font-name="Liberation Serif" officeooo:paragraph-rsid="0011cf30"/>
    </style:style>
    <style:style style:name="P9" style:family="paragraph" style:parent-style-name="Standard">
      <style:paragraph-properties fo:margin-left="0in" fo:margin-right="0in" fo:text-indent="0in" style:auto-text-indent="false"/>
      <style:text-properties style:font-name="Liberation Serif" officeooo:rsid="001ec769" officeooo:paragraph-rsid="001ec769"/>
    </style:style>
    <style:style style:name="P10" style:family="paragraph" style:parent-style-name="Standard">
      <style:paragraph-properties fo:margin-left="0in" fo:margin-right="0in" fo:text-indent="0in" style:auto-text-indent="false"/>
      <style:text-properties style:font-name="Liberation Serif" officeooo:rsid="00213fdb" officeooo:paragraph-rsid="00213fdb"/>
    </style:style>
    <style:style style:name="P11" style:family="paragraph" style:parent-style-name="Heading_20_1">
      <style:text-properties style:font-name="Liberation Serif"/>
    </style:style>
    <style:style style:name="P12" style:family="paragraph" style:parent-style-name="Heading_20_2">
      <style:text-properties style:font-name="Liberation Serif"/>
    </style:style>
    <style:style style:name="T1" style:family="text">
      <style:text-properties fo:language="tr" fo:country="TR"/>
    </style:style>
    <style:style style:name="T2" style:family="text">
      <style:text-properties officeooo:rsid="000e869e"/>
    </style:style>
    <style:style style:name="T3" style:family="text">
      <style:text-properties officeooo:rsid="0011cf30"/>
    </style:style>
    <style:style style:name="T4" style:family="text">
      <style:text-properties officeooo:rsid="001771db"/>
    </style:style>
    <style:style style:name="T5" style:family="text">
      <style:text-properties officeooo:rsid="0017d437"/>
    </style:style>
    <style:style style:name="T6" style:family="text">
      <style:text-properties officeooo:rsid="001813ae"/>
    </style:style>
    <style:style style:name="T7" style:family="text">
      <style:text-properties style:font-name="Liberation Serif"/>
    </style:style>
    <style:style style:name="T8" style:family="text">
      <style:text-properties style:font-name="Liberation Serif" fo:language="tr" fo:country="TR" officeooo:rsid="0013c92c"/>
    </style:style>
    <style:style style:name="T9" style:family="text">
      <style:text-properties officeooo:rsid="002177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tance Sales Contract</text:p>
      <text:h text:style-name="P11" text:outline-level="1">ARTICLE 1 – SUBJECT</text:h>
      <text:p text:style-name="P2">The subject matter of this contract includes the rights and obligations of the parties as required by the Law No. 4077 on the Protection of Consumers-Regulations on the Application Principles and Procedures for Distance Contracts related to the sale and delivery of the product which has been sold by the SELLER to the BUYER, and whose characteristics and sale price is stated below.</text:p>
      <text:h text:style-name="P11" text:outline-level="1">ARTICLE 2 – PARTIES</text:h>
      <text:h text:style-name="P12" text:outline-level="2">ARTICLE 2.1 – INFORMATION ABOUT SELLER</text:h>
      <text:p text:style-name="P8">Title: <text:span text:style-name="T1">Harezmi Bilişim Çözümleri Elektronik <text:s/>İletişim Eğitim Danışmanlık İmalat İthalat İhracat Sanayi ve Ticaret Anonim Şirketi</text:span></text:p>
      <text:p text:style-name="P8">Address: <text:s/><text:span text:style-name="T1">Mustafa Kemal Mahallesi Dumlupınar Bul. Bina No: 280<text:line-break/>D Blok No:4/A Çankaya / ANKARA</text:span></text:p>
      <text:p text:style-name="P8">Phone: <text:span text:style-name="T2">+90 312 210 1036</text:span></text:p>
      <text:p text:style-name="P8">Fax: <text:span text:style-name="T2">+90 312 210 1046</text:span></text:p>
      <text:p text:style-name="P8">E-mail: <text:span text:style-name="T2">info@harezmi.com.tr</text:span> </text:p>
      <text:p text:style-name="P1"><text:span text:style-name="T7">MERSIS No: </text:span><text:span text:style-name="Default_20_Paragraph_20_Font"><text:span text:style-name="T8">0457052912500011</text:span></text:span><text:span text:style-name="T7"> </text:span></text:p>
      <text:h text:style-name="P12" text:outline-level="2">ARTICLE 2.2 – INFORMATION ABOUT BUYER</text:h>
      <text:p text:style-name="P2">The person who becomes the member of website http://www.<text:span text:style-name="T3">speedyframework</text:span>.com as a customer (hereinafter referred to as BUYER). The address and contact information mentioned during the membership process would be predicated on.</text:p>
      <text:h text:style-name="P11" text:outline-level="1">ARTICLE 3 - INFORMATION ON PRODUCT CONSTITUTING THE SUBJECT MATTER OF THE CONTRACT</text:h>
      <text:p text:style-name="P5">Speedy Framework Professional Edition Commerical License</text:p>
      <text:h text:style-name="P11" text:outline-level="1">ARTICLE 4 – GENERAL PROVISIONS</text:h>
      <text:p text:style-name="P2">4.1 The BUYER affirms that s/he read and understood all the advance information regarding the basic characteristics, sale price, payment type and delivery of the product or products constituting the subject matter of the contract stated in the Article 3</text:p>
      <text:p text:style-name="P4"><text:soft-page-break/><text:span text:style-name="T4">4.2 </text:span>On the condition that the BUYER completes his/her registration by filling the contract agreement box, it will be assumed that the BUYER has accepted all the conditions of this contract <text:span text:style-name="T6">and Commercial Speedy License Agreement.</text:span></text:p>
      <text:p text:style-name="P9">4.3 Purchases are invoiced upon order. Value added tax shall be included in the fees in accordance with the current regulations.</text:p>
      <text:p text:style-name="P10">4.4 The <text:span text:style-name="T9">BUYER </text:span>agrees to the transferral of their data related to the payment methods, membership and orders to iyzico Ödeme Hizmetleri A.Ş. (“iyzico”) and agrees to the processing and storage of these data by iyzico in order to finalize the payment transactions and to enable prevention, investigation and detection of fraudulent transactions as described in the most current version of the Privacy Policy at https://www.iyzico.com/en/privacy-policy/</text:p>
      <text:h text:style-name="P11" text:outline-level="1">ARTICLE 5 – INFORMATION ON RETURN AND CANCELLATION</text:h>
      <text:p text:style-name="P2"/>
      <text:p text:style-name="P3"><text:span text:style-name="T4">5.1 </text:span>The BUYER has the right to return the product within <text:span text:style-name="T5">thirty</text:span> (<text:span text:style-name="T5">30</text:span>) days after the delivery date of the product constituting the subject matter of the contract to the BUYER or the person/institution located at the address that the BUYER declared.</text:p>
      <text:p text:style-name="P3"><text:span text:style-name="T5">5.2 </text:span>For the use of the right of return, it is required that the SELLER must be informed within this period via fax, e-mail or telephone.</text:p>
      <text:p text:style-name="P3"><text:span text:style-name="T5">5.3 </text:span>The product price would be refunded to the BUYER within seven (<text:span text:style-name="T5">7</text:span>) days after receiving these documents.</text:p>
      <text:p text:style-name="P6">5.4 The BUYER is obliged not to use the product anymore after the refund is complete.</text:p>
      <text:h text:style-name="P11" text:outline-level="1">ARTICLE 6 – THE AUTHORISED COURT</text:h>
      <text:p text:style-name="P2">In executing this contract, the Arbitration Committees for Consumer Problems up to the amount declared by the Ministry of Industry and Commerce, and for amounts above the declared the Consumer Courts are author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9:17:46.084000671</meta:creation-date>
    <dc:date>2019-05-06T16:13:41.758575243</dc:date>
    <meta:editing-duration>PT1H9M41S</meta:editing-duration>
    <meta:editing-cycles>21</meta:editing-cycles>
    <meta:generator>LibreOffice/5.1.6.2$Linux_X86_64 LibreOffice_project/10m0$Build-2</meta:generator>
    <dc:title>Distance Sales Contract</dc:title>
    <meta:document-statistic meta:table-count="0" meta:image-count="0" meta:object-count="0" meta:page-count="2" meta:paragraph-count="27" meta:word-count="492" meta:character-count="3165" meta:non-whitespace-character-count="2689"/>
  </office:meta>
</office:document-meta>
</file>